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0.4925in" fo:margin-right="0in" fo:text-align="justify" style:justify-single-word="false" fo:text-indent="0in" style:auto-text-indent="false"/>
      <style:text-properties fo:language="en" fo:country="CA"/>
    </style:style>
    <style:style style:name="P12" style:family="paragraph" style:parent-style-name="Standard">
      <style:paragraph-properties fo:margin-top="0in" fo:margin-bottom="0in" fo:text-align="justify" style:justify-single-word="false"/>
    </style:style>
    <style:style style:name="P13" style:family="paragraph" style:parent-style-name="Standard">
      <style:paragraph-properties fo:margin-top="0in" fo:margin-bottom="0in"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in" fo:margin-bottom="0in"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justify" style:justify-single-word="false"/>
      <style:text-properties fo:language="en" fo:country="CA"/>
    </style:style>
    <style:style style:name="P18" style:family="paragraph" style:parent-style-name="Standard">
      <style:paragraph-properties fo:text-align="justify" style:justify-single-word="false"/>
      <style:text-properties fo:language="en" fo:country="CA"/>
    </style:style>
    <style:style style:name="P19" style:family="paragraph" style:parent-style-name="Standard" style:list-style-name="L1">
      <style:paragraph-properties fo:text-align="justify" style:justify-single-word="false"/>
      <style:text-properties fo:language="en" fo:country="CA"/>
    </style:style>
    <style:style style:name="P20" style:family="paragraph" style:parent-style-name="Standard" style:list-style-name="L2">
      <style:paragraph-properties fo:text-align="justify" style:justify-single-word="false"/>
      <style:text-properties fo:language="en" fo:country="CA"/>
    </style:style>
    <style:style style:name="P21" style:family="paragraph" style:parent-style-name="Standard" style:list-style-name="L5">
      <style:paragraph-properties fo:text-align="justify" style:justify-single-word="false"/>
      <style:text-properties fo:language="en" fo:country="CA"/>
    </style:style>
    <style:style style:name="P22" style:family="paragraph" style:parent-style-name="Standard">
      <style:paragraph-properties fo:text-align="justify" style:justify-single-word="false"/>
      <style:text-properties fo:language="en" fo:country="CA" style:text-underline-style="none"/>
    </style:style>
    <style:style style:name="P23" style:family="paragraph" style:parent-style-name="Standard" style:list-style-name="L2">
      <style:paragraph-properties fo:text-align="justify" style:justify-single-word="false"/>
      <style:text-properties fo:language="en" fo:country="CA" style:text-underline-style="none"/>
    </style:style>
    <style:style style:name="P24"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left="0.4925in" fo:margin-right="0in" fo:text-align="justify" style:justify-single-word="false" fo:text-indent="0in" style:auto-text-indent="false"/>
      <style:text-properties fo:language="en" fo:country="CA"/>
    </style:style>
    <style:style style:name="P28" style:family="paragraph" style:parent-style-name="Standard">
      <style:paragraph-properties fo:margin-left="0in" fo:margin-right="0in" fo:text-align="justify" style:justify-single-word="false" fo:text-indent="0in" style:auto-text-indent="false"/>
      <style:text-properties fo:language="en" fo:country="C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fo:language="en" fo:country="CA"/>
    </style:style>
    <style:style style:name="T15" style:family="text">
      <style:text-properties style:font-name="Times New Roman" fo:font-weight="bold" style:font-weight-asian="bold" style:font-weight-complex="bold"/>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size="12pt" style:text-underline-style="solid" style:text-underline-width="auto" style:text-underline-color="font-color" style:font-size-asian="12pt" style:font-size-complex="12pt"/>
    </style:style>
    <style:style style:name="T18"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fo:color="#000000"/>
    </style:style>
    <style:style style:name="T29" style:family="text">
      <style:text-properties fo:background-color="transparent"/>
    </style:style>
    <style:style style:name="T30" style:family="text">
      <style:text-properties fo:language="pl" fo:country="PL"/>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tyle="normal" style:font-style-asian="normal" style:font-style-complex="normal"/>
    </style:style>
    <style:style style:name="T34" style:family="text">
      <style:text-properties fo:language="en" fo:country="US"/>
    </style:style>
    <style:style style:name="T35" style:family="text">
      <style:text-properties fo:language="en" fo:country="US" fo:font-style="italic" style:font-style-asian="italic" style:font-style-complex="italic"/>
    </style:style>
    <style:style style:name="T36" style:family="text">
      <style:text-properties style:font-name="Courier New"/>
    </style:style>
    <style:style style:name="T37" style:family="text">
      <style:text-properties style:font-name="Courier New" fo:font-size="10pt" fo:language="en" fo:country="CA" style:font-size-asian="10pt" style:font-size-complex="10pt"/>
    </style:style>
    <style:style style:name="T38" style:family="text">
      <style:text-properties style:font-name="Courier New" fo:font-size="10pt" fo:font-weight="bold" style:font-size-asian="10pt" style:font-weight-asian="bold" style:font-size-complex="10pt" style:font-weight-complex="bold"/>
    </style:style>
    <style:style style:name="T39" style:family="text">
      <style:text-properties style:font-name="Courier New" fo:font-weight="bold" style:font-weight-asian="bold" style:font-weight-complex="bold"/>
    </style:style>
    <style:style style:name="T40" style:family="text">
      <style:text-properties style:font-name="Times New Roman" fo:font-style="italic" fo:font-weight="normal" style:font-style-asian="italic" style:font-weight-asian="normal" style:font-style-complex="italic" style:font-weight-complex="normal"/>
    </style:style>
    <style:style style:name="T41" style:family="text">
      <style:text-properties style:font-name="Times New Roman"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FTEST 19/02/05</text:h>
      <text:h text:style-name="Heading_20_1" text:outline-level="1">Preamble</text:h>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30">I</text:span> will be adding <text:span text:style-name="T14">more </text:span>capabilities as needs arise.</text:p>
      <text:h text:style-name="Heading_20_1" text:outline-level="1">Preparation</text:h>
      <text:p text:style-name="P1">Compile and download. All nodes in the test <text:span text:style-name="T14">setup </text:span>run the same code (accounting for the fact that different node types need that code to be properly configured and recompiled, as per the pertinent board type). They tell their IDs <text:span text:style-name="T14">(which should be all different) </text:span>based on the <text:span text:style-name="T14">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4">N</text:span>ode ID, via which <text:span text:style-name="T14">a </text:span>node can be referenced, is the lower half of HOST_ID, which corresponds to the <text:span text:style-name="T14">"Node n</text:span>umber<text:span text:style-name="T14">"</text:span> 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37">15<text:tab/><text:tab/> <text:s/>8 7 <text:s text:c="12"/>0</text:span></text:p>
      <text:p text:style-name="P13"><text:tab/>=============================== <text:s text:c="2"/></text:p>
      <text:p text:style-name="P8"><text:span text:style-name="T8"><text:tab/></text:span><text:span text:style-name="T5">D </text:span><text:span text:style-name="T8">A</text:span><text:span text:style-name="T5"> Z Z Z P P P C</text:span><text:span text:style-name="T4"> C C C C C C C</text:span></text:p>
      <text:p text:style-name="P2">The lower byte encodes the RF channel, which can be any number from 0 to 255.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 1 1</text:span><text:span text:style-name="T5"> </text:span><text:span text:style-name="T6">0 1 0</text:span><text:span text:style-name="T5"> </text:span><text:span text:style-name="T6">1 1 0 0 1 0 1 0</text:span></text:p>
      <text:p text:style-name="P2">which means: channel 202 (0xCA), transmission power 2, Network ID 0xF617 (0xF610 is the standard prefix used by the program), radio initially inactive, and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0 0 0</text:span><text:span text:style-name="T5"> </text:span><text:span text:style-name="T6">1 1 1</text:span><text:span text:style-name="T5"> </text:span><text:span text:style-name="T6">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29">There is no way, however, to change the Network ID remotely.</text:span></text:p>
      <text:p text:style-name="P2"/>
      <text:h text:style-name="Heading_20_1" text:outline-level="1"><text:soft-page-break/>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present the available commands, as they are available from the UART, so this is where we start.</text:p>
      <text:p text:style-name="P2">When a node resets, it produces a message that looks like this:</text:p>
      <text:p text:style-name="P6"><text:s text:c="4"/>Node: 19, NetId: F610, Channel: 6, XPower: 7, Powerup, Active</text:p>
      <text:p text:style-name="P6"><text:s text:c="4"/>Ready:</text:p>
      <text:p text:style-name="P2">where your actual indications may vary depending on the initial settings (see the previous section). All numbers except Network ID are in decimal.</text:p>
      <text:p text:style-name="P2"><text:span text:style-name="T25">Command</text:span><text:span text:style-name="T26"> </text:span><text:span text:style-name="T19">l </text:span><text:span text:style-name="T25">(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starting from the very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t (inserted by the sender)</text:p>
      <text:p text:style-name="P2"><text:soft-page-break/><text:tab/>FLG<text:tab/><text:tab/>node flags associated with the sender (xmit power level + power-down state)</text:p>
      <text:p text:style-name="P7"><text:tab/><text:span text:style-name="T28">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The number of sensor values equals the declared number of sensors and can be changed at compilation. Thus, the minimum length of a measurement packet, in bytes, including the CRC, is <text:span text:style-name="T28">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4">Fix me:</text:span> at present, the program assumes that each sensor value takes one word, which is not very convenient. This should be done differently. Besides, some sensors must be initialized, turned on and off.</text:p>
      <text:p text:style-name="P2"><text:span text:style-name="T25">Comman</text:span><text:span text:style-name="T17">d </text:span><text:span text:style-name="T19">s</text:span><text:span text:style-name="T18"> </text:span><text:span text:style-name="T17">(s</text:span><text:span text:style-name="T25">end measurement packets):</text:span></text:p>
      <text:p text:style-name="P2"><text:tab/><text:span text:style-name="T10">s [count [urgent [rxofftime [predelay]]]]</text:span></text:p>
      <text:p text:style-name="P2">The first argument specifies the number of packets to be sent. Zero (or absent) means keep sending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front of the subsequent packets.</text:p>
      <text:p text:style-name="P2">The first thing a node does when it receives a measurement packet is counting it. If this is the first time the node ever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by the field. The ACK includes:</text:p>
      <text:p text:style-name="P2"><text:soft-page-break/></text:p>
      <text:list xml:id="list3461905086518625586" text:style-name="L1">
        <text:list-item>
          <text:p text:style-name="P19">the identity of the sender and the recipient</text:p>
        </text:list-item>
        <text:list-item>
          <text:p text:style-name="P19">the packet's serial number (as inserted by the sender)</text:p>
        </text:list-item>
        <text:list-item>
          <text:p text:style-name="P19">the packet's length</text:p>
        </text:list-item>
        <text:list-item>
          <text:p text:style-name="P19">the power level setting at the packet's sender</text:p>
        </text:list-item>
        <text:list-item>
          <text:p text:style-name="P19">the RSSI at which the packet was received</text:p>
        </text:list-item>
        <text:list-item>
          <text:p text:style-name="P19">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5">Command </text:span><text:span text:style-name="T2">q</text:span><text:span text:style-name="T25">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2">t</text:span> command below).</text:p>
      <text:p text:style-name="P3">Command <text:span text:style-name="T20">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1">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he header lists the current channel number followed by memory information: the current amount of free memory on the heap, the smallest amount registered so far, and the minimum unused portion of the stack (all values in words).</text:p>
      <text:p text:style-name="P2">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p text:style-name="P2"><text:soft-page-break/></text:p>
      <text:list xml:id="list3287867746592467315" text:style-name="L2">
        <text:list-item>
          <text:p text:style-name="P20">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20">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3">The total number of packets submitted for transmission.</text:p>
        </text:list-item>
        <text:list-item>
          <text:p text:style-name="P23">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20">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20">The maximum backoff suffered so far by a single packet in PicOS milliseconds. This is maxed at 64K (i.e., <text:span text:style-name="T1">word</text:span> size).</text:p>
        </text:list-item>
      </text:list>
      <text:p text:style-name="P2">For CC1350, there are seven numbers (collected automatically by the firmware):</text:p>
      <text:list xml:id="list37210762" text:continue-list="list3287867746592467315" text:style-name="L2">
        <text:list-item text:start-value="1">
          <text:p text:style-name="P20">The number of packet that have been correctly received and not ignored.</text:p>
        </text:list-item>
        <text:list-item>
          <text:p text:style-name="P20">The number of packets that have been received with CRC error. This is zero, because our driver never receives packets with erroneous CRC.</text:p>
        </text:list-item>
        <text:list-item>
          <text:p text:style-name="P23">The number of packets that have been correctly received and ignored, because of address mismatch. This is zero, because our driver doesn't use the built-in addressing scheme.</text:p>
        </text:list-item>
        <text:list-item>
          <text:p text:style-name="P23">The number of packets that were not received because of illegal length.</text:p>
        </text:list-item>
        <text:list-item>
          <text:p text:style-name="P20">The number of packets that have been received and discarded because of the lack of buffer space.</text:p>
        </text:list-item>
        <text:list-item>
          <text:p text:style-name="P20">The RSSI of the last-received packet.</text:p>
        </text:list-item>
        <text:list-item>
          <text:p text:style-name="P20">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clean the setup is.</text:p>
      <text:p text:style-name="P3">Command <text:span text:style-name="T22">c </text:span>(clearing measurement statistics):</text:p>
      <text:p text:style-name="P2">Here is a command to clear all the numbers shown with <text:span text:style-name="T22">r</text:span>:</text:p>
      <text:p text:style-name="P2"><text:tab/><text:span text:style-name="T10">c</text:span></text:p>
      <text:p text:style-name="P2">It zeroes out all packet counters, as well as the driver statistics. Note that, e.g.,</text:p>
      <text:p text:style-name="P2"><text:tab/><text:span text:style-name="T10">r 1</text:span></text:p>
      <text:p text:style-name="P2">also zeroes the counters (having shown their last values).</text:p>
      <text:p text:style-name="P2"><text:span text:style-name="T25">Command </text:span><text:span text:style-name="T23">v</text:span><text:span text:style-name="T25"> (viewing measurement packets):</text:span></text:p>
      <text:p text:style-name="P2"><text:tab/><text:span text:style-name="T10">v [</text:span><text:span text:style-name="T12">f</text:span><text:span text:style-name="T13">]</text:span></text:p>
      <text:p text:style-name="P2"><text:soft-page-break/>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D:127, N:45, L:58, P:7, R:101, Q:0, M:U, V:2365,234,0,1</text:span></text:p>
      <text:p text:style-name="P2"><text:span text:style-name="T1">S</text:span> is the Node ID of the sender, <text:span text:style-name="T1">D</text:span> is the backoff experienced by the packet in PicOS milliseconds,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us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5">Command </text:span><text:span text:style-name="T23">n </text:span><text:span text:style-name="T25">(cancelling packet viewing):</text:span></text:p>
      <text:p text:style-name="P2">This command:</text:p>
      <text:p text:style-name="P2"><text:tab/><text:span text:style-name="T5">n</text:span></text:p>
      <text:p text:style-name="P2">is equivalent to <text:span text:style-name="T1">v 0</text:span>.</text:p>
      <text:p text:style-name="P2"><text:span text:style-name="T25">Command </text:span><text:span text:style-name="T23">d</text:span><text:span text:style-name="T25">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the UART doesn't work in STANDBY), while for a UART-less node, the effective mode is STANDBY.</text:p>
      <text:p text:style-name="P2">Recall that the mode in which the node starts is determined by the formal NetId parameter (see above).</text:p>
      <text:p text:style-name="P2"><text:span text:style-name="T25">Command </text:span><text:span text:style-name="T23">u</text:span><text:span text:style-name="T25"> (undoing the power-down mode):</text:span></text:p>
      <text:p text:style-name="P2"><text:tab/><text:span text:style-name="T10">u</text:span></text:p>
      <text:p text:style-name="P2">puts the node into the power-up mode.</text:p>
      <text:p text:style-name="P2"><text:span text:style-name="T25">Command </text:span><text:span text:style-name="T23">p</text:span><text:span text:style-name="T25"> (selecting the transmission power):</text:span></text:p>
      <text:p text:style-name="P2">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5">Command </text:span><text:span text:style-name="T23">m</text:span><text:span text:style-name="T25"> (modifying the parameters of the <text:s/>RF module):</text:span></text:p>
      <text:p text:style-name="P4">CC1100 (setting registers):</text:p>
      <text:p text:style-name="P11"><text:soft-page-break/>When compiled properly [<text:span text:style-name="T15">#define RADIO_OPTIONS ( ... + 0x40 ...)</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28">CC1350 (redefining power levels [aka PATABLE]):</text:p>
      <text:p text:style-name="P11">On the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2">cmnd</text:span> at the specified intervals. For example,</text:p>
      <text:p text:style-name="P2"><text:tab/><text:span text:style-name="T10">P 60 r 1</text:span></text:p>
      <text:p text:style-name="P2">will produce a report every minute and zero out the counters. At most one <text:span text:style-name="T22">P</text:span> can be active at a time. This command:</text:p>
      <text:p text:style-name="P2"><text:tab/><text:span text:style-name="T10">Q</text:span></text:p>
      <text:p text:style-name="P2">revokes the last<text:span text:style-name="T21"> </text:span><text:span text:style-name="T22">P</text:span><text:span text:style-name="T21"> command.</text:span></text:p>
      <text:p text:style-name="P2"><text:span text:style-name="T25">Commands </text:span><text:span text:style-name="T23">f</text:span><text:span text:style-name="T25"> and </text:span><text:span text:style-name="T23">g</text:span><text:span text:style-name="T25">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WOR mode is not yet available for CC1350.</text:p>
      <text:p text:style-name="P2">The <text:span text:style-name="T22">f</text:span> command cannot be issued remotely (see below).</text:p>
      <text:p text:style-name="P2">The receiver can be switched back on (also exiting the WOR mode) with:</text:p>
      <text:p text:style-name="P2"><text:tab/><text:span text:style-name="T22">g</text:span></text:p>
      <text:p text:style-name="P3">Command <text:span text:style-name="T1">w</text:span> (modifying WOR parameters) [CC1100 only]:</text:p>
      <text:p text:style-name="P4"><text:tab/><text:span text:style-name="T10">w [pre [idle [evt0 [rxtime [pqt [rssit [evt1]]]]]]]</text:span></text:p>
      <text:p text:style-name="P2">When compiled with the WOR option [<text:span text:style-name="T24">#define RADIO_WOR_MODE 1 </text:span><text:span text:style-name="T27">and</text:span><text:span text:style-name="T24"> </text:span><text:span text:style-name="T15">#define RADIO_OPTIONS ( ... + 0x20 ...)</text:span>], the CC1100 driver allows you to issue a PHYSOPT_SETPARAMS request to modify WOR parameters. A missing parameter resumes its default value, in particular <text:span text:style-name="T5">w</text:span> without any arguments reverts WOR to its default settings. The arguments are byte-sized values interpreted as (in this order):</text:p>
      <text:list xml:id="list849724985459909488" text:style-name="L3">
        <text:list-header>
          <text:p text:style-name="P24"><text:soft-page-break/>RADIO_WOR_PREAMBLE_TIME <text:s/>rounded to full seconds (e.g., 5 → 5120)</text:p>
        </text:list-header>
      </text:list>
      <text:list xml:id="list7045861505956480133" text:style-name="L4">
        <text:list-header>
          <text:p text:style-name="P25">RADIO_WOR_IDLE_TIMEOUT rounded to full seconds.</text:p>
          <text:p text:style-name="P25">WOR_EVT0_TIME</text:p>
          <text:p text:style-name="P25">WOR_RX_TIME</text:p>
          <text:p text:style-name="P25">WOR_PQ_THR</text:p>
          <text:p text:style-name="P25">WOR_RSSI_THR</text:p>
          <text:p text:style-name="P26">WOR_EVT1_TIME</text:p>
        </text:list-header>
      </text:list>
      <text:p text:style-name="P2"><text:span text:style-name="T25">Command </text:span><text:span text:style-name="T23">t</text:span><text:span text:style-name="T25">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2">nid</text:span> is the node ID of the selected neighbour, <text:s/><text:span text:style-name="T22">cavg</text:span> is the number of samples per one PATABLE setting (to average the readings), <text:span text:style-name="T41">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ach turn, until <text:span text:style-name="T1">nvals</text:span> settings have been scanned. For each setting, the node will poll the selected neighbour, which will subsequently respond with the RSSI at which the polling packet has been received. The node will try to receive <text:span text:style-name="T22">cavg</text:span> responses for each setting, re-trying every poll up to 16 times. For each setting, the node will write to the UART a line like this:</text:p>
      <text:p text:style-name="P2"><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2">xxxx</text:span> is the PATABLE setting in hexadecimal, <text:span text:style-name="T22">rrr</text:span> is the averaged RSSI reading, and <text:span text:style-name="T22">cc</text:span> is the number of samples used to calculate the average. Normally, <text:span text:style-name="T22">cc</text:span> is equal to the <text:span text:style-name="T22">cavg</text:span> argument of the <text:span text:style-name="T22">t</text:span> command, however, it can be less if some responses haven't made it (despite the 16 retries per sample). The last two values in the output line refer to the link quality indication (which is a reception parameter returned along with the RSSI). Thus <text:span text:style-name="T22">lqc</text:span> is the number of cases (samples) where LQI was found to be nonzero (it is a number between 0 and 127) and <text:span text:style-name="T22">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ext:span text:style-name="T10">m 23 16 0 256</text:span></text:p>
      <text:p text:style-name="P2">you can scan through all possible PATABLE settings, using node 23 as <text:span text:style-name="T34">the responder</text:span>, with 16 samples per setting, starting from zero.</text:p>
      <text:p text:style-name="P2">For CC1350, the setting is 2 bytes. No LQI values are produced for CC1350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2">q</text:span>. At the end of collection, the node resets the power setting to its value before the collection. </text:p>
      <text:p text:style-name="P2"><text:span text:style-name="T25">Remote commands (</text:span><text:span text:style-name="T23">S</text:span><text:span text:style-name="T25">):</text:span></text:p>
      <text:p text:style-name="P2">The truly useful feature is that you can issue practically any of the above commands addressing it to a <text:soft-page-break/>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Needless to say, the following examples should all work (assuming the nodes are reachable):</text:p>
      <text:p text:style-name="P2"/>
      <text:p text:style-name="P6"><text:tab/>S 19 l 512 4096 44 58</text:p>
      <text:p text:style-name="P6"><text:tab/>S 19 s 1000</text:p>
      <text:p text:style-name="P6"><text:tab/>S 23 d<text:tab/><text:tab/><text:tab/><text:tab/><text:span text:style-name="T16">[putting node 23 into power-down mode]</text:span></text:p>
      <text:p text:style-name="P6"><text:tab/>S 19 q</text:p>
      <text:p text:style-name="P6"><text:tab/>S 25 p 6</text:p>
      <text:p text:style-name="P6"><text:tab/>S 21 m 1C 01 24 1F</text:p>
      <text:p text:style-name="P6"><text:tab/>S 24 v</text:p>
      <text:p text:style-name="P2"/>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soft-page-break/><text:tab/><text:span text:style-name="T31">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2169627175415859632" text:style-name="L5">
        <text:list-item>
          <text:p text:style-name="P21">formal error (probably cannot happen)</text:p>
        </text:list-item>
        <text:list-item>
          <text:p text:style-name="P21">no memory to acquire packet</text:p>
        </text:list-item>
        <text:list-item>
          <text:p text:style-name="P21">node busy with a previous command</text:p>
        </text:list-item>
        <text:list-item>
          <text:p text:style-name="P21">command syntax error</text:p>
        </text:list-item>
        <text:list-item>
          <text:p text:style-name="P21">node out of memory (umalloc failure)</text:p>
        </text:list-item>
        <text:list-item>
          <text:p text:style-name="P21">no room to run more threads</text:p>
        </text:list-item>
        <text:list-item>
          <text:p text:style-name="P21">no such command</text:p>
        </text:list-item>
      </text:list>
      <text:p text:style-name="P2">In the present version, only one (remote) command, <text:span text:style-name="T1">r</text:span>, triggers a non-trivial response. Having received it, the node will not send the count report to its UART, but rather to the sender.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ere is little sense, e.g., to leave an experiment overnight when a single node can transmit more than 64K packets (but you should be fine with, say, 12 hours, 1 packet per second).</text:p>
      <text:p text:style-name="P2"><text:span text:style-name="T25">Command </text:span><text:span text:style-name="T23">C</text:span><text:span text:style-name="T25">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text:soft-page-break/>where <text:span text:style-name="T22">ch</text:span> is the channel number (0 – 255) and <text:span text:style-name="T22">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is normal.</text:p>
      <text:p text:style-name="P3">Debugging commands</text:p>
      <text:p text:style-name="P2">There is a single command, <text:span text:style-name="T1">z</text:span>, whose purpose is to cover auxiliary commands, e.g., useful for debugging, whose population may grow as needed. This is what we have at present:</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tab/><text:span text:style-name="T10">ZTM: 1000, 3 -&gt; 3</text:span></text:p>
      <text:p text:style-name="P2">The letter <text:span text:style-name="T1">m</text:span> can be dropped, i.e., <text:span text:style-name="T1">zt</text:span> is equivalent to <text:span text:style-name="T1">ztm</text:span>.</text:p>
      <text:p text:style-name="P5"><text:tab/><text:span text:style-name="T31">zrb </text:span><text:span text:style-name="T32">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the its content (both in hex and in decimal).</text:p>
      <text:p text:style-name="P5"><text:tab/><text:span text:style-name="T31">zwb </text:span><text:span text:style-name="T32">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3">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soft-page-break/><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17" text:outline-level="1">Buttons and LEDs</text:h>
      <text:p text:style-name="P2">For field (e.g., range) tests, it is convenient to be able to control the nodes by buttons, operating them without <text:span text:style-name="T34">the </text:span>UART interface. If a node <text:span text:style-name="T34">is outfitted with</text:span> at least one button (formally configured as a BUTTON in the BOARD <text:span text:style-name="T34">definition</text:span>), then the button number 0 is configured as the start/stop button <text:span text:style-name="T34">for the radio</text:span>. This makes more sense when there is at least one LED configured into the BOARD, because then the simple actions triggered by the button can be visualized <text:span text:style-name="T34">by the LED</text:span>. If the symbol SIGNALING_LED is defined (e.g., in options.sys), it<text:span text:style-name="T34">s value</text:span> is interpreted as the number of the LED to be used for indicating button actions and packet reception <text:span text:style-name="T34">events</text:span>.</text:p>
      <text:p text:style-name="P2">By pressing the button <text:span text:style-name="T34">(the action is in fact triggered on the button's release)</text:span>, <text:span text:style-name="T34">you will</text:span> toggle the on/off status of the radio, where by <text:span text:style-name="T34">“on” we mean both the transmitter and the receiver being on (as after the pair of commands </text:span><text:span text:style-name="T35">s</text:span><text:span text:style-name="T34"> and </text:span><text:span text:style-name="T35">g</text:span><text:span text:style-name="T34"> issued consecutively), and by “off” we mean both components being off (as after </text:span><text:span text:style-name="T35">q</text:span><text:span text:style-name="T34"> and </text:span><text:span text:style-name="T35">f</text:span><text:span text:style-name="T34">). When the radio is turned on, the signaling LED blinks quickly 4 times, when the radio is turned off, the LED blinks twice. The initial status of the radio is determined by the second most significant bit of the NetId field.</text:span></text:p>
      <text:p text:style-name="P10">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4">(</text:span>in a UART-less mode<text:span text:style-name="T34">)</text:span> with some commands mapped to the <text:span text:style-name="T34">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4">application's</text:span> <text:soft-page-break/>directory does that <text:span text:style-name="T34">by</text:span> default).</text:p>
      <text:p text:style-name="P2">All the standard configuration options derived from the <text:span text:style-name="T34">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2">s</text:span> command) and “quit” (<text:span text:style-name="T22">q</text:span>). Button 1 (lower left) toggles between commands <text:span text:style-name="T22">v</text:span> and <text:span text:style-name="T22">n</text:span>. With <text:span text:style-name="T22">v</text:span>, the lower line of the LCD will be showing the serial numbers of received packets. Button 2 (upper right) toggles between <text:span text:style-name="T22">d</text:span> and <text:span text:style-name="T22">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02-05T17:01:50.64</dc:date>
    <meta:editing-duration>P2DT11H51M35S</meta:editing-duration>
    <meta:editing-cycles>122</meta:editing-cycles>
    <meta:generator>OpenOffice/4.1.5$Win32 OpenOffice.org_project/415m1$Build-9789</meta:generator>
    <dc:creator>Pawel Gburzynski</dc:creator>
    <meta:document-statistic meta:table-count="0" meta:image-count="0" meta:object-count="4" meta:page-count="13" meta:paragraph-count="288" meta:word-count="5555" meta:character-count="31874"/>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